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4.459cm"/>
    </style:style>
    <style:style style:name="co26" style:family="table-column">
      <style:table-column-properties fo:break-before="auto" style:column-width="3.792cm"/>
    </style:style>
    <style:style style:name="co27" style:family="table-column">
      <style:table-column-properties fo:break-before="auto" style:column-width="12.307cm"/>
    </style:style>
    <style:style style:name="co28" style:family="table-column">
      <style:table-column-properties fo:break-before="auto" style:column-width="7.994cm"/>
    </style:style>
    <style:style style:name="co29" style:family="table-column">
      <style:table-column-properties fo:break-before="auto" style:column-width="5.906cm"/>
    </style:style>
    <style:style style:name="co30" style:family="table-column">
      <style:table-column-properties fo:break-before="auto" style:column-width="4.163cm"/>
    </style:style>
    <style:style style:name="co31" style:family="table-column">
      <style:table-column-properties fo:break-before="auto" style:column-width="11.975cm"/>
    </style:style>
    <style:style style:name="co32" style:family="table-column">
      <style:table-column-properties fo:break-before="auto" style:column-width="8.174cm"/>
    </style:style>
    <style:style style:name="co33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263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2.651cm" fo:break-before="auto" style:use-optimal-row-height="true"/>
    </style:style>
    <style:style style:name="ro26" style:family="table-row">
      <style:table-row-properties style:row-height="1.91cm" fo:break-before="auto" style:use-optimal-row-height="true"/>
    </style:style>
    <style:style style:name="ro27" style:family="table-row">
      <style:table-row-properties style:row-height="1.171cm" fo:break-before="auto" style:use-optimal-row-height="true"/>
    </style:style>
    <style:style style:name="ro28" style:family="table-row">
      <style:table-row-properties style:row-height="4.131cm" fo:break-before="auto" style:use-optimal-row-height="true"/>
    </style:style>
    <style:style style:name="ro29" style:family="table-row">
      <style:table-row-properties style:row-height="5.611cm" fo:break-before="auto" style:use-optimal-row-height="true"/>
    </style:style>
    <style:style style:name="ro30" style:family="table-row">
      <style:table-row-properties style:row-height="0.84cm" fo:break-before="auto" style:use-optimal-row-height="true"/>
    </style:style>
    <style:style style:name="ro31" style:family="table-row">
      <style:table-row-properties style:row-height="7.655cm" fo:break-before="auto" style:use-optimal-row-height="true"/>
    </style:style>
    <style:style style:name="ro32" style:family="table-row">
      <style:table-row-properties style:row-height="6.854cm" fo:break-before="auto" style:use-optimal-row-height="true"/>
    </style:style>
    <style:style style:name="ro33" style:family="table-row">
      <style:table-row-properties style:row-height="1.482cm" fo:break-before="auto" style:use-optimal-row-height="true"/>
    </style:style>
    <style:style style:name="ro34" style:family="table-row">
      <style:table-row-properties style:row-height="8.858cm" fo:break-before="auto" style:use-optimal-row-height="true"/>
    </style:style>
    <style:style style:name="ro35" style:family="table-row">
      <style:table-row-properties style:row-height="5.251cm" fo:break-before="auto" style:use-optimal-row-height="true"/>
    </style:style>
    <style:style style:name="ro36" style:family="table-row">
      <style:table-row-properties style:row-height="2.845cm" fo:break-before="auto" style:use-optimal-row-height="true"/>
    </style:style>
    <style:style style:name="ro37" style:family="table-row">
      <style:table-row-properties style:row-height="4.048cm" fo:break-before="auto" style:use-optimal-row-height="true"/>
    </style:style>
    <style:style style:name="ro38" style:family="table-row">
      <style:table-row-properties style:row-height="3.246cm" fo:break-before="auto" style:use-optimal-row-height="true"/>
    </style:style>
    <style:style style:name="ro39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4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8" style:family="table-cell" style:parent-style-name="Default" style:data-style-name="N36"/>
    <style:style style:name="ce170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text-underline-style="solid" style:text-underline-width="auto" style:text-und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color="#0e0e0e" style:font-name=".SFNS-Semibold" fo:font-weight="bold" style:font-name-asian=".SFNS-Semibold" style:font-name-complex=".SFNS-Semibold" style:font-weight-asian="bold" style:font-weight-complex="bold"/>
    </style:style>
    <style:style style:name="T13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4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5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6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7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8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9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20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21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22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3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font-name="HelveticaNeue-Medium" fo:font-weight="bold" style:font-name-asian="HelveticaNeue-Medium" style:font-name-complex="HelveticaNeue-Medium" style:font-weight-asian="bold" style:font-weight-complex="bold"/>
    </style:style>
    <style:style style:name="T25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font-name=".SFNS-Regular" fo:font-weight="normal" style:font-name-asian=".SFNS-Regular" style:font-name-complex=".SFNS-Regular" style:font-weight-asian="normal" style:font-weight-complex="normal"/>
    </style:style>
    <style:style style:name="T2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28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29" style:family="text">
      <style:text-properties fo:color="#0e0e0e" style:font-name=".SFNS-Regular" style:font-name-asian=".SFNS-Regular" style:font-name-complex=".SFNS-Regular"/>
    </style:style>
    <style:style style:name="T30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1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2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3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4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7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 table:number-columns-repeated="2"/>
          <table:table-cell table:style-name="ce88" office:value-type="string" calcext:value-type="string">
            <text:p>Document History</text:p>
          </table:table-cell>
          <table:table-cell table:style-name="ce102"/>
          <table:table-cell table:style-name="ce128"/>
          <table:table-cell table:style-name="ce129" table:number-columns-repeated="3"/>
        </table:table-row>
        <table:table-row table:style-name="ro2">
          <table:table-cell table:style-name="ce79" table:number-columns-repeated="4"/>
          <table:table-cell table:style-name="ce104"/>
          <table:table-cell table:style-name="ce79"/>
          <table:table-cell table:number-columns-repeated="3"/>
        </table:table-row>
        <table:table-row table:style-name="ro3">
          <table:table-cell table:style-name="ce79"/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Dátum zmeny</text:p>
          </table:table-cell>
          <table:table-cell table:style-name="ce82" office:value-type="string" calcext:value-type="string">
            <text:p>Autor zmeny</text:p>
          </table:table-cell>
          <table:table-cell table:style-name="ce105" office:value-type="string" calcext:value-type="string">
            <text:p>Popis zmeny</text:p>
          </table:table-cell>
          <table:table-cell table:style-name="ce82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?.04.2025</text:p>
          </table:table-cell>
          <table:table-cell table:style-name="ce90" office:value-type="string" calcext:value-type="string">
            <text:p>Roman Kazicka</text:p>
          </table:table-cell>
          <table:table-cell table:style-name="ce112" office:value-type="string" calcext:value-type="string">
            <text:p>vytvorenie samostatného dokumentu pre evidenciu nápadov pre budúce aktivity, kurzy, projekty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" calcext:value-type="float">
            <text:p>2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Roman Kazicka</text:p>
          </table:table-cell>
          <table:table-cell table:style-name="ce113" office:value-type="string" calcext:value-type="string">
            <text:p>Doplnenie stĺpcov</text:p>
          </table:table-cell>
          <table:table-cell table:style-name="ce1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3" calcext:value-type="float">
            <text:p>3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90" office:value-type="string" calcext:value-type="string">
            <text:p>OpenGPT</text:p>
          </table:table-cell>
          <table:table-cell table:style-name="ce112" office:value-type="string" calcext:value-type="string">
            <text:p>Vyplnenie SFIA parametrov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4" calcext:value-type="float">
            <text:p>4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OpenGPT</text:p>
          </table:table-cell>
          <table:table-cell table:style-name="ce113" office:value-type="string" calcext:value-type="string">
            <text:p>SFIA detaily do Purpose</text:p>
          </table:table-cell>
          <table:table-cell table:style-name="ce84"/>
          <table:table-cell table:number-columns-repeated="3"/>
        </table:table-row>
        <table:table-row table:style-name="ro5">
          <table:table-cell table:style-name="ce79"/>
          <table:table-cell table:style-name="ce83" office:value-type="float" office:value="5" calcext:value-type="float">
            <text:p>5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120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83"/>
          <table:table-cell table:number-columns-repeated="3"/>
        </table:table-row>
        <table:table-row table:style-name="ro4">
          <table:table-cell table:style-name="ce79"/>
          <table:table-cell table:style-name="ce84" office:value-type="float" office:value="6" calcext:value-type="float">
            <text:p>6</text:p>
          </table:table-cell>
          <table:table-cell table:style-name="ce87" office:value-type="date" office:date-value="2025-07-27" calcext:value-type="date">
            <text:p>27.07.2025</text:p>
          </table:table-cell>
          <table:table-cell table:style-name="ce84" office:value-type="string" calcext:value-type="string">
            <text:p>Roman Kazicka</text:p>
          </table:table-cell>
          <table:table-cell table:style-name="ce123" office:value-type="string" calcext:value-type="string">
            <text:p>Upresnenie md suboru v GitHUBE</text:p>
            <text:p>Potrebujem viac stlpcov v md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7" calcext:value-type="float">
            <text:p>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8" calcext:value-type="float">
            <text:p>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9" calcext:value-type="float">
            <text:p>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1" calcext:value-type="float">
            <text:p>1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2" calcext:value-type="float">
            <text:p>1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3" calcext:value-type="float">
            <text:p>1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4" calcext:value-type="float">
            <text:p>1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5" calcext:value-type="float">
            <text:p>1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6" calcext:value-type="float">
            <text:p>1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7" calcext:value-type="float">
            <text:p>1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8" calcext:value-type="float">
            <text:p>1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9" calcext:value-type="float">
            <text:p>1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1" calcext:value-type="float">
            <text:p>2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2" calcext:value-type="float">
            <text:p>2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3" calcext:value-type="float">
            <text:p>2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4" calcext:value-type="float">
            <text:p>2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5" calcext:value-type="float">
            <text:p>2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6" calcext:value-type="float">
            <text:p>2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8" calcext:value-type="float">
            <text:p>2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9" calcext:value-type="float">
            <text:p>2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30" calcext:value-type="float">
            <text:p>3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Navigation </text:p>
          </table:table-cell>
          <table:table-cell table:style-name="ce10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0" office:value-type="string" calcext:value-type="string">
            <text:p>#</text:p>
          </table:table-cell>
          <table:table-cell table:style-name="ce133" office:value-type="string" calcext:value-type="string">
            <text:p>Názov záložky</text:p>
          </table:table-cell>
          <table:table-cell table:style-name="ce133" office:value-type="string" calcext:value-type="string">
            <text:p>Popis</text:p>
          </table:table-cell>
          <table:table-cell table:style-name="ce133" office:value-type="string" calcext:value-type="string">
            <text:p>Detailnejší popis</text:p>
          </table:table-cell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#02.Navigations" xlink:type="simple">#02.Navigations</text:a></text:p>
          </table:table-cell>
          <table:table-cell table:style-name="ce137" office:value-type="string" calcext:value-type="string">
            <text:p>Document Navigation </text:p>
          </table:table-cell>
          <table:table-cell table:style-name="ce137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31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#04.List Of Knifes" xlink:type="simple">#04.List Of Knifes</text:a></text:p>
          </table:table-cell>
          <table:table-cell table:style-name="ce137" office:value-type="string" calcext:value-type="string">
            <text:p>List of All Knowledge contibutions – KNIFES</text:p>
          </table:table-cell>
          <table:table-cell table:style-name="ce13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5" calcext:value-type="float">
            <text:p>5</text:p>
          </table:table-cell>
          <table:table-cell table:style-name="ce134"/>
          <table:table-cell table:style-name="ce29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6" calcext:value-type="float">
            <text:p>6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7" calcext:value-type="float">
            <text:p>7</text:p>
          </table:table-cell>
          <table:table-cell table:style-name="ce134"/>
          <table:table-cell table:style-name="ce29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8" calcext:value-type="float">
            <text:p>8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9" calcext:value-type="float">
            <text:p>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0" calcext:value-type="float">
            <text:p>10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1" calcext:value-type="float">
            <text:p>11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2" calcext:value-type="float">
            <text:p>12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3" calcext:value-type="float">
            <text:p>13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4" calcext:value-type="float">
            <text:p>14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5" calcext:value-type="float">
            <text:p>15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6" calcext:value-type="float">
            <text:p>16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7" calcext:value-type="float">
            <text:p>17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8" calcext:value-type="float">
            <text:p>18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9" calcext:value-type="float">
            <text:p>1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table:number-columns-repeated="4"/>
          <table:table-cell table:number-columns-repeated="9"/>
          <table:table-cell table:style-name="ce129" table:number-columns-repeated="16371"/>
        </table:table-row>
        <table:table-row table:style-name="ro7" table:number-rows-repeated="1048553">
          <table:table-cell table:number-columns-repeated="13"/>
          <table:table-cell table:style-name="ce129" table:number-columns-repeated="16371"/>
        </table:table-row>
        <table:table-row table:style-name="ro6">
          <table:table-cell table:number-columns-repeated="13"/>
          <table:table-cell table:style-name="ce129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3"/>
        <table:table-column table:style-name="co18" table:default-cell-style-name="ce139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Purpose </text:p>
          </table:table-cell>
          <table:table-cell table:style-name="ce102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Skill</text:p>
          </table:table-cell>
          <table:table-cell table:style-name="ce14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9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4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5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7"/>
        <table:table-column table:style-name="co26" table:default-cell-style-name="ce168"/>
        <table:table-column table:style-name="co27" table:default-cell-style-name="ce127"/>
        <table:table-column table:style-name="co13" table:default-cell-style-name="Default"/>
        <table:table-column table:style-name="co28" table:default-cell-style-name="ce174"/>
        <table:table-column table:style-name="co15" table:default-cell-style-name="ce127"/>
        <table:table-column table:style-name="co16" table:default-cell-style-name="Default"/>
        <table:table-column table:style-name="co29" table:default-cell-style-name="ce127"/>
        <table:table-column table:style-name="co7" table:number-columns-repeated="3" table:default-cell-style-name="ce127"/>
        <table:table-column table:style-name="co7" table:number-columns-repeated="4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48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95.725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48" office:value-type="string" calcext:value-type="string">
            <text:p>K001</text:p>
          </table:table-cell>
          <table:table-cell table:style-name="ce148"/>
          <table:table-cell table:style-name="ce148" office:value-type="string" calcext:value-type="string">
            <text:p>EA modelovanie a motivácia</text:p>
          </table:table-cell>
          <table:table-cell table:style-name="ce148" office:value-type="string" calcext:value-type="string">
            <text:p>hotové</text:p>
          </table:table-cell>
          <table:table-cell table:style-name="ce148" office:value-type="string" calcext:value-type="string">
            <text:p>Metodika / Nástroj</text:p>
          </table:table-cell>
          <table:table-cell table:style-name="ce148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2</text:p>
          </table:table-cell>
          <table:table-cell table:style-name="ce148" office:value-type="string" calcext:value-type="string">
            <text:p>Verzionanie-sdlc</text:p>
          </table:table-cell>
          <table:table-cell table:style-name="ce148" office:value-type="string" calcext:value-type="string">
            <text:p>Git workflow pre EA modely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3</text:p>
          </table:table-cell>
          <table:table-cell table:style-name="ce148" office:value-type="string" calcext:value-type="string">
            <text:p>Platformy</text:p>
          </table:table-cell>
          <table:table-cell table:style-name="ce148" office:value-type="string" calcext:value-type="string">
            <text:p>LibreOffice + Python integrácia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Vývoj / 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4</text:p>
          </table:table-cell>
          <table:table-cell table:style-name="ce148" office:value-type="string" calcext:value-type="string">
            <text:p>Technologie</text:p>
          </table:table-cell>
          <table:table-cell table:style-name="ce148" office:value-type="string" calcext:value-type="string">
            <text:p>Docker pre študentov (K12)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</text:p>
          </table:table-cell>
          <table:table-cell table:style-name="ce148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5</text:p>
          </table:table-cell>
          <table:table-cell table:style-name="ce148" office:value-type="string" calcext:value-type="string">
            <text:p>RiverOfMyLife</text:p>
          </table:table-cell>
          <table:table-cell table:style-name="ce148" office:value-type="string" calcext:value-type="string">
            <text:p>BaZi pre racionálne duše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Osobný rozvoj / Algoritmika</text:p>
          </table:table-cell>
          <table:table-cell table:style-name="ce148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6</text:p>
          </table:table-cell>
          <table:table-cell table:style-name="ce148"/>
          <table:table-cell table:style-name="ce148" office:value-type="string" calcext:value-type="string">
            <text:p>Tímová správa práv v Gitea</text:p>
          </table:table-cell>
          <table:table-cell table:style-name="ce148" office:value-type="string" calcext:value-type="string">
            <text:p>pripomenúť</text:p>
          </table:table-cell>
          <table:table-cell table:style-name="ce148" office:value-type="string" calcext:value-type="string">
            <text:p>Správa / Práva</text:p>
          </table:table-cell>
          <table:table-cell table:style-name="ce148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7</text:p>
          </table:table-cell>
          <table:table-cell table:style-name="ce148"/>
          <table:table-cell table:style-name="ce148" office:value-type="string" calcext:value-type="string">
            <text:p>Helper skript na obrázky v Markdown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Automatizácia</text:p>
          </table:table-cell>
          <table:table-cell table:style-name="ce148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8</text:p>
          </table:table-cell>
          <table:table-cell table:style-name="ce148"/>
          <table:table-cell table:style-name="ce148" office:value-type="string" calcext:value-type="string">
            <text:p>DCMM a DAO – hodnota leadershipu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Hodnoty / Strategické</text:p>
          </table:table-cell>
          <table:table-cell table:style-name="ce148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9</text:p>
          </table:table-cell>
          <table:table-cell table:style-name="ce148"/>
          <table:table-cell table:style-name="ce148" office:value-type="string" calcext:value-type="string">
            <text:p>LinkedIn post engine – AI automatizáci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arketing / AI</text:p>
          </table:table-cell>
          <table:table-cell table:style-name="ce148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0</text:p>
          </table:table-cell>
          <table:table-cell table:style-name="ce148"/>
          <table:table-cell table:style-name="ce148" office:value-type="string" calcext:value-type="string">
            <text:p>OpenAI klient – vlastná AI komunikácia</text:p>
          </table:table-cell>
          <table:table-cell table:style-name="ce148" office:value-type="string" calcext:value-type="string">
            <text:p>začiatok</text:p>
          </table:table-cell>
          <table:table-cell table:style-name="ce148" office:value-type="string" calcext:value-type="string">
            <text:p>Vývoj / AI</text:p>
          </table:table-cell>
          <table:table-cell table:style-name="ce148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1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Main.xba šablóna pre LO Basic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Šablóny / LO</text:p>
          </table:table-cell>
          <table:table-cell table:style-name="ce148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2</text:p>
          </table:table-cell>
          <table:table-cell table:style-name="ce148"/>
          <table:table-cell table:style-name="ce148" office:value-type="string" calcext:value-type="string">
            <text:p>EA Workflow Add-In – pokročilé šablóny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3</text:p>
          </table:table-cell>
          <table:table-cell table:style-name="ce148"/>
          <table:table-cell table:style-name="ce148" office:value-type="string" calcext:value-type="string">
            <text:p>ReadOnlyControl v EA – Workflow Add-In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4</text:p>
          </table:table-cell>
          <table:table-cell table:style-name="ce148"/>
          <table:table-cell table:style-name="ce148" office:value-type="string" calcext:value-type="string">
            <text:p>Manažér knižníc pre LO Basic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LibreOffice / Knižnice</text:p>
          </table:table-cell>
          <table:table-cell table:style-name="ce148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5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LibreOffice Basic → Python migrácia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Migrácia / Vývoj</text:p>
          </table:table-cell>
          <table:table-cell table:style-name="ce148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6</text:p>
          </table:table-cell>
          <table:table-cell table:style-name="ce148"/>
          <table:table-cell table:style-name="ce148" office:value-type="string" calcext:value-type="string">
            <text:p>Helper skript pre LO symbolic link</text:p>
          </table:table-cell>
          <table:table-cell table:style-name="ce148" office:value-type="string" calcext:value-type="string">
            <text:p>v testovaní</text:p>
          </table:table-cell>
          <table:table-cell table:style-name="ce148" office:value-type="string" calcext:value-type="string">
            <text:p>Skriptovanie / LO</text:p>
          </table:table-cell>
          <table:table-cell table:style-name="ce148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7</text:p>
          </table:table-cell>
          <table:table-cell table:style-name="ce148"/>
          <table:table-cell table:style-name="ce148" office:value-type="string" calcext:value-type="string">
            <text:p>AI-powered TERNO Planner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Plánovanie / AI</text:p>
          </table:table-cell>
          <table:table-cell table:style-name="ce148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9</text:p>
          </table:table-cell>
          <table:table-cell table:style-name="ce148"/>
          <table:table-cell table:style-name="ce148" office:value-type="string" calcext:value-type="string">
            <text:p>BaZi výpočty – algoritmus, hodiny, kalendár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Algoritmika / Osobný rozvoj</text:p>
          </table:table-cell>
          <table:table-cell table:style-name="ce148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0</text:p>
          </table:table-cell>
          <table:table-cell table:style-name="ce148" office:value-type="string" calcext:value-type="string">
            <text:p>LO Platforma pre komunitu</text:p>
          </table:table-cell>
          <table:table-cell table:style-name="ce148" office:value-type="string" calcext:value-type="string">
            <text:p>LibreOffice ako komunitná platform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Strategické / Komunitné</text:p>
          </table:table-cell>
          <table:table-cell table:style-name="ce148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1</text:p>
          </table:table-cell>
          <table:table-cell table:style-name="ce148"/>
          <table:table-cell table:style-name="ce148" office:value-type="string" calcext:value-type="string">
            <text:p>Princíp udržateľnosti v architektúre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etodika / SDLC</text:p>
          </table:table-cell>
          <table:table-cell table:style-name="ce148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2</text:p>
          </table:table-cell>
          <table:table-cell table:style-name="ce148"/>
          <table:table-cell table:style-name="ce148" office:value-type="string" calcext:value-type="string">
            <text:p>TERNO – terapeutické formy učenia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 / Kultúrne</text:p>
          </table:table-cell>
          <table:table-cell table:style-name="ce148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48" office:value-type="string" calcext:value-type="string">
            <text:p>Teaching-orient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3</text:p>
          </table:table-cell>
          <table:table-cell table:style-name="ce148"/>
          <table:table-cell table:style-name="ce148" office:value-type="string" calcext:value-type="string">
            <text:p>AI interakcie – časová os a emócie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AI / UX / Sebapoznanie</text:p>
          </table:table-cell>
          <table:table-cell table:style-name="ce148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4</text:p>
          </table:table-cell>
          <table:table-cell table:style-name="ce148"/>
          <table:table-cell table:style-name="ce148" office:value-type="string" calcext:value-type="string">
            <text:p>OneNote ako zdroj metadát pre AI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Integrácia / Poznámky</text:p>
          </table:table-cell>
          <table:table-cell table:style-name="ce148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5</text:p>
          </table:table-cell>
          <table:table-cell table:style-name="ce148"/>
          <table:table-cell table:style-name="ce148" office:value-type="string" calcext:value-type="string">
            <text:p>Kategorizácia TERNO podľa SDLC a 7D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Metodika / Evidencia</text:p>
          </table:table-cell>
          <table:table-cell table:style-name="ce148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table:style-name="ce148" office:value-type="string" calcext:value-type="string">
            <text:p>K026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KNIFE Framework pre vývoj a učenie sa (LibreOffice, Python)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Framework / Metodika / Edukačný základ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8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7</text:p>
          </table:table-cell>
          <table:table-cell table:style-name="ce148" office:value-type="string" calcext:value-type="string">
            <text:p>Versioning / Git</text:p>
          </table:table-cell>
          <table:table-cell table:style-name="ce148" office:value-type="string" calcext:value-type="string">
            <text:p>Git For Dummies – Central Concepts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Edukačné / Praktické</text:p>
          </table:table-cell>
          <table:table-cell table:style-name="ce148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48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4">
          <table:table-cell table:style-name="ce148" office:value-type="string" calcext:value-type="string">
            <text:p>K028</text:p>
          </table:table-cell>
          <table:table-cell table:style-name="ce148" office:value-type="string" calcext:value-type="string">
            <text:p>CASO-CASA</text:p>
          </table:table-cell>
          <table:table-cell table:style-name="ce148" office:value-type="string" calcext:value-type="string">
            <text:p>Context Aware System Ontology, Approach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Metodika/Framework</text:p>
          </table:table-cell>
          <table:table-cell table:style-name="ce148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8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8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9</text:p>
          </table:table-cell>
          <table:table-cell table:style-name="ce148" office:value-type="string" calcext:value-type="string">
            <text:p>Platformy=OOODEV 4 LO</text:p>
          </table:table-cell>
          <table:table-cell table:style-name="ce148" office:value-type="string" calcext:value-type="string">
            <text:p>Prostredie vývojové python pre LO</text:p>
          </table:table-cell>
          <table:table-cell table:style-name="ce148" office:value-type="string" calcext:value-type="string">
            <text:p>riešené</text:p>
          </table:table-cell>
          <table:table-cell table:style-name="ce148" office:value-type="string" calcext:value-type="string">
            <text:p>Vývoj – 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48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olution Architect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table:style-name="ce148" office:value-type="string" calcext:value-type="string">
            <text:p>K030</text:p>
          </table:table-cell>
          <table:table-cell table:style-name="ce148" office:value-type="string" calcext:value-type="string">
            <text:p>GitHUB pages – Edu</text:p>
          </table:table-cell>
          <table:table-cell table:style-name="ce148" office:value-type="string" calcext:value-type="string">
            <text:p>Príbeh poznania SDLC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Vzdelávanie-Marketing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48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30">Level 3 – </text:span><text:span text:style-name="T31">Apply</text:span><text:span text:style-name="T32"> → samostatná práca</text:span></text:p>
            <text:p><text:span text:style-name="T33">Level 5 – </text:span><text:span text:style-name="T31">Ensure, Advise</text:span><text:span text:style-name="T32"> → zodpovednosť za kvalitu, konzultant</text:span></text:p>
            <text:p><text:span text:style-name="T33">Llevel 6 – </text:span><text:span text:style-name="T31">Initiate, Influence</text:span><text:span text:style-name="T32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48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16">
          <table:table-cell table:style-name="ce148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Praktické používanie na výuku SDLC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48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34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7">
          <table:table-cell table:style-name="ce148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48" office:value-type="string" calcext:value-type="string">
            <text:p>Psychológia práce / Kontext / Kultúra tímu</text:p>
          </table:table-cell>
          <table:table-cell table:style-name="ce148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Návrh (draft)</text:p>
          </table:table-cell>
          <table:table-cell table:style-name="ce148" office:value-type="string" calcext:value-type="string">
            <text:p>Metodika</text:p>
          </table:table-cell>
          <table:table-cell table:style-name="ce148" office:value-type="string" calcext:value-type="string">
            <text:p>Stredná až vysoká</text:p>
          </table:table-cell>
          <table:table-cell table:style-name="ce148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6">Vzniklo v rámci konverzácií s AI (Roman K.), ako reakcia na potrebu udržať „ľudskosť“ a kontinuitu medzi technickými a osobnými témami.</text:span></text:p>
          </table:table-cell>
          <table:table-cell table:style-name="ce148" office:value-type="string" calcext:value-type="string">
            <text:p>Markdown, GitHub, AI-dialogue, Prozaická kultúra</text:p>
          </table:table-cell>
          <table:table-cell table:style-name="ce148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48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table:style-name="ce148" office:value-type="string" calcext:value-type="string">
            <text:p>Profesia Architekt urbanista na Slovensku</text:p>
          </table:table-cell>
          <table:table-cell table:style-name="ce148" office:value-type="string" calcext:value-type="string">
            <text:p>Pracovno, finančný ekosystém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48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48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7</text:p>
          </table:table-cell>
          <table:table-cell table:style-name="ce148" office:value-type="string" calcext:value-type="string">
            <text:p>CAS-ContextAwareSolutions</text:p>
          </table:table-cell>
          <table:table-cell table:style-name="ce148" office:value-type="string" calcext:value-type="string">
            <text:p>Context Aware Solutions / paradigma, solution</text:p>
          </table:table-cell>
          <table:table-cell table:style-name="ce148" office:value-type="string" calcext:value-type="string">
            <text:p>inprogress</text:p>
          </table:table-cell>
          <table:table-cell table:style-name="ce148"/>
          <table:table-cell table:style-name="ce148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style-name="ce148" office:value-type="string" calcext:value-type="string">
            <text:p>SSL certificates DIY</text:p>
          </table:table-cell>
          <table:table-cell table:style-name="ce148" office:value-type="string" calcext:value-type="string">
            <text:p>Ako si vyrobit automaticke nastavovanie SSL</text:p>
          </table:table-cell>
          <table:table-cell table:style-name="ce148" office:value-type="string" calcext:value-type="string">
            <text:p>finished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9</text:p>
          </table:table-cell>
          <table:table-cell table:style-name="ce148" office:value-type="string" calcext:value-type="string">
            <text:p>„Advanced GitHub KM Layer“</text:p>
          </table:table-cell>
          <table:table-cell table:style-name="ce148" office:value-type="string" calcext:value-type="string">
            <text:p>Sementicke a kontextove vyhladavanie nad GitHUB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Advance features</text:p>
          </table:table-cell>
          <table:table-cell table:style-name="ce148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48"/>
          <table:table-cell table:style-name="ce56" office:value-type="string" calcext:value-type="string">
            <text:p>a</text:p>
          </table:table-cell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gracia Joomla --&gt;GitHUB MkDocs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48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GitHUB Education Framework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48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48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48" office:value-type="string" calcext:value-type="string">
            <text:p>SPA-Framework</text:p>
          </table:table-cell>
          <table:table-cell table:style-name="ce148" office:value-type="string" calcext:value-type="string">
            <text:p>SinglePageApplication – Webabased desktop app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SPA framework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48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48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48" office:value-type="string" calcext:value-type="string">
            <text:p>AI based training</text:p>
          </table:table-cell>
          <table:table-cell table:style-name="ce148" office:value-type="string" calcext:value-type="string">
            <text:p>Kontrola odpovedé študentov pomocou API na AI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AI in education</text:p>
          </table:table-cell>
          <table:table-cell table:style-name="ce148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48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48" office:value-type="string" calcext:value-type="string">
            <text:p>BACKUP</text:p>
          </table:table-cell>
          <table:table-cell table:style-name="ce148" office:value-type="string" calcext:value-type="string">
            <text:p>OneDrive backup to external disk on QNAP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How To</text:p>
          </table:table-cell>
          <table:table-cell table:style-name="ce148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48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48" office:value-type="string" calcext:value-type="string">
            <text:p>ESG- Krátky úvod</text:p>
          </table:table-cell>
          <table:table-cell table:style-name="ce148" office:value-type="string" calcext:value-type="string">
            <text:p>Základné informácie o ESG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Explanantion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48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hunderbird – Archive-export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48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48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48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48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 office:value-type="string" calcext:value-type="string">
            <text:p>Social Communities</text:p>
          </table:table-cell>
          <table:table-cell table:style-name="ce148" table:number-columns-repeated="2"/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48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48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48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Open GPT, vytváranie prompt instructions</text:p>
          </table:table-cell>
          <table:table-cell table:style-name="ce148" office:value-type="string" calcext:value-type="string">
            <text:p>In progress</text:p>
          </table:table-cell>
          <table:table-cell table:style-name="ce148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Google analytics – Fundamentals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GitHub LMS Framework 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48" office:value-type="string" calcext:value-type="string">
            <text:p>Framewok for Project Management</text:p>
          </table:table-cell>
          <table:table-cell table:style-name="ce148" office:value-type="string" calcext:value-type="string">
            <text:p>Framework for Project Management in GitHUB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DLC framework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Docusaurus Advanced Deployment Pipelin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„Ako si nastaviť build a deploy tak, aby ťa chránil pred sebou samým.“</text:p>
          </table:table-cell>
          <table:table-cell table:style-name="ce148"/>
          <table:table-cell table:style-name="ce41" office:value-type="string" calcext:value-type="string">
            <text:p><text:span text:style-name="T13">Kontrola referencií v Docusaurus/MkDocs</text:span></text:p>
            <text:p><text:tab/><text:span text:style-name="T14">•</text:span><text:tab/><text:span text:style-name="T14">DRY-run, strict a full link-check, detekcia chýb na začiatku procesu</text:span></text:p>
            <text:p><text:tab/><text:span text:style-name="T14">•</text:span><text:tab/><text:span text:style-name="T14">Prevencia “nášľapných mín” pred buildom</text:span></text:p>
            <text:p><text:tab/><text:span text:style-name="T14">•</text:span><text:tab/><text:span text:style-name="T14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Ako obnoviť stav z minulosti?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Obnov mi dobré údaj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5">stash</text:span><text:span text:style-name="T16">, </text:span><text:span text:style-name="T17">branch sandbox</text:span><text:span text:style-name="T16">, práca mimo main</text:span></text:p>
            <text:p><text:tab/><text:span text:style-name="T14">•</text:span><text:tab/><text:span text:style-name="T14">Obnova priečinkov alebo súborov z konkrétneho commitu</text:span></text:p>
            <text:p><text:tab/><text:span text:style-name="T14">•</text:span><text:tab/><text:span text:style-name="T14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Central Panel for GIT – SDLC Git Management Makefile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Správa súborov s git odporou</text:p>
          </table:table-cell>
          <table:table-cell table:style-name="ce148"/>
          <table:table-cell table:style-name="ce41" office:value-type="string" calcext:value-type="string">
            <text:p><text:span text:style-name="T14">•</text:span><text:tab/><text:span text:style-name="T14">Jeden Makefile ako „single point of control“</text:span></text:p>
            <text:p><text:tab/><text:span text:style-name="T14">•</text:span><text:tab/><text:span text:style-name="T14">Všetky Git operácie, build/deploy, kontrola odkazov, sandbox, stash management</text:span></text:p>
            <text:p><text:tab/><text:span text:style-name="T14">•</text:span><text:tab/><text:span text:style-name="T14">Prepojenie s princípom 3× merať, raz rezať</text:span></text:p>
            <text:p><text:tab/><text:span text:style-name="T14">•</text:span><text:tab/><text:span text:style-name="T14">Možnosť adaptovať pre rôzne generátory HTML (Docusaurus, MkDocs, Hugo…)</text:span></text:p>
            <text:p><text:span text:style-name="T14">Podľa mňa by si to mohol v KNIFE_Overview zaradiť aj ako </text:span><text:span text:style-name="T18">tematickú trojicu</text:span><text:span text:style-name="T19"> pod spoločný tag, napr.</text:span></text:p>
            <text:p><text:span text:style-name="T20">[KNIFE: Git-SDLC-Tools]</text:span><text:span text:style-name="T21"> alebo </text:span><text:span text:style-name="T22">[KNIFE: Git-Advanced]</text:span><text:span text:style-name="T21">.</text:span></text:p>
            <text:p><text:span text:style-name="T23">Tak sa to dá pekne použiť aj v kurze ako </text:span><text:span text:style-name="T18">jedna lekcia</text:span><text:span text:style-name="T19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48" office:value-type="string" calcext:value-type="string">
            <text:p>Management-Reporting</text:p>
          </table:table-cell>
          <table:table-cell table:style-name="ce148" office:value-type="string" calcext:value-type="string">
            <text:p>AI Agent na monitoroavanie nákladov OpenG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nad komunikáciou s OpenGPT formou AI Agenta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48" office:value-type="string" calcext:value-type="string">
            <text:p>Management-Reporting-from the Past</text:p>
          </table:table-cell>
          <table:table-cell table:style-name="ce148" office:value-type="string" calcext:value-type="string">
            <text:p>AI Agent na monitoroavanie nákladov OpenGPT od počiatku komunikáci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od začiatku komunikáci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STEM a Makerspace ako metodika vzdelávania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ystém pre vzdelávani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Export Draw.io diagramu do A4 PNG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48" office:value-type="string" calcext:value-type="string">
            <text:p>Security concept</text:p>
          </table:table-cell>
          <table:table-cell table:style-name="ce148" office:value-type="string" calcext:value-type="string">
            <text:p>Passkey ako bezpečnostný konce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48" office:value-type="string" calcext:value-type="string">
            <text:p>K062 – Docusaurus slugy a routing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8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69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26">
          <table:table-cell office:value-type="string" calcext:value-type="string">
            <text:p>K070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pan text:style-name="T10">Metodika je zameraná na podporu aktivít v rámci SDLC. Každá potencálna iformácia má svoje miesto. A je úplne jedno v akej technológií sa implementuje.</text:span></text:p>
            <text:p><text:span text:style-name="T10">Ja som ju implementoval ako MDG do EA Sparxsystems,</text:span></text:p>
            <text:p><text:span text:style-name="T10">Do GitHUB,</text:span></text:p>
            <text:p><text:span text:style-name="T10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27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28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<text:span text:style-name="T10">7S -KNIFE047_Reflexia_a_epistemologia.md</text:span></text:p>
            <text:p><text:span text:style-name="T11">KNIFE047 – 7S Cycle of Meaningful Knowledge</text:span></text:p>
            <text:p><text:span text:style-name="T12">KNIFE047 – Epistemológia 4Curiosis</text:span>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29">
          <table:table-cell office:value-type="string" calcext:value-type="string">
            <text:p>K077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K077 – 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pan text:style-name="T24">Language as a Bridge</text:span><text:span text:style-name="T25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27">Typ:</text:span><text:span text:style-name="T28"> Praktický návod / Metodika</text:span></text:p>
            <text:p><text:tab/><text:span text:style-name="T28">•</text:span><text:tab/><text:span text:style-name="T27">Status:</text:span><text:span text:style-name="T28"> Draft</text:span></text:p>
            <text:p><text:tab/><text:span text:style-name="T28">•</text:span><text:tab/><text:span text:style-name="T27">Obsah:</text:span></text:p>
            <text:p><text:tab/><text:span text:style-name="T29">1.</text:span><text:tab/><text:span text:style-name="T29">Stručný recap LaaS (odkaz na K055).</text:span></text:p>
            <text:p><text:tab/><text:span text:style-name="T29">2.</text:span><text:tab/><text:span text:style-name="T29">Ako AI umožňuje mosty medzi jazykmi.</text:span></text:p>
            <text:p><text:tab/><text:span text:style-name="T29">3.</text:span><text:tab/><text:span text:style-name="T29">GitHub CI/CD príklady (preklady Markdown súborov).</text:span></text:p>
            <text:p><text:tab/><text:span text:style-name="T29">4.</text:span><text:tab/><text:span text:style-name="T29">LinkedIn posty – autenticita v materinskom jazyku vs. preklad pre globálne publikum.</text:span></text:p>
            <text:p><text:tab/><text:span text:style-name="T29">5.</text:span><text:tab/><text:span text:style-name="T29">Dopady pre študentov (písať autenticky, AI sa postará o zvyšok).</text:span></text:p>
            <text:p><text:tab/><text:span text:style-name="T28">•</text:span><text:tab/><text:span text:style-name="T27">Motto:</text:span></text:p>
            <text:p><text:span text:style-name="T29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27">055 – KNIFE_LaaS</text:span><text:span text:style-name="T28"> → fundament, hodnoty, filozofia (prečo a čo).</text:span>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K078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K079</text:p>
          </table:table-cell>
          <table:table-cell table:number-columns-repeated="20"/>
        </table:table-row>
        <table:table-row table:style-name="ro6">
          <table:table-cell office:value-type="string" calcext:value-type="string">
            <text:p>K080</text:p>
          </table:table-cell>
          <table:table-cell table:number-columns-repeated="20"/>
        </table:table-row>
        <table:table-row table:style-name="ro6" table:number-rows-repeated="104849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table:table-column table:style-name="co1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7"/>
        <table:table-column table:style-name="co26" table:default-cell-style-name="ce168"/>
        <table:table-column table:style-name="co27" table:default-cell-style-name="ce127"/>
        <table:table-column table:style-name="co13" table:default-cell-style-name="Default"/>
        <table:table-column table:style-name="co28" table:default-cell-style-name="ce174"/>
        <table:table-column table:style-name="co15" table:default-cell-style-name="ce127"/>
        <table:table-column table:style-name="co16" table:default-cell-style-name="Default"/>
        <table:table-column table:style-name="co7" table:number-columns-repeated="4" table:default-cell-style-name="ce127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2"/>
          <table:covered-table-cell table:number-columns-repeated="2"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number-columns-repeated="4"/>
        </table:table-row>
        <table:table-row table:style-name="ro30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8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1" table:default-cell-style-name="ce182"/>
        <table:table-column table:style-name="co32" table:default-cell-style-name="ce75"/>
        <table:table-column table:style-name="co33" table:default-cell-style-name="ce75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9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75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1" office:value-type="string" calcext:value-type="string">
            <text:p>SFIA Skill</text:p>
          </table:table-cell>
          <table:table-cell table:style-name="ce181" office:value-type="string" calcext:value-type="string">
            <text:p>Popis</text:p>
          </table:table-cell>
          <table:table-cell table:style-name="ce181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3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48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3" office:value-type="string" calcext:value-type="string">
            <text:p>18.05.2025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3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Category</text:p>
          </table:table-cell>
          <table:table-cell table:style-name="ce143" office:value-type="string" calcext:value-type="string">
            <text:p>Short Title</text:p>
          </table:table-cell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Type</text:p>
          </table:table-cell>
          <table:table-cell table:style-name="ce143" office:value-type="string" calcext:value-type="string">
            <text:p>Priority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Date of Record</text:p>
          </table:table-cell>
          <table:table-cell table:style-name="ce143" office:value-type="string" calcext:value-type="string">
            <text:p>Context / Origin</text:p>
          </table:table-cell>
          <table:table-cell table:style-name="ce143" office:value-type="string" calcext:value-type="string">
            <text:p>Technology</text:p>
          </table:table-cell>
          <table:table-cell table:style-name="ce143" office:value-type="string" calcext:value-type="string">
            <text:p>SFIA – Level</text:p>
          </table:table-cell>
          <table:table-cell table:style-name="ce143" office:value-type="string" calcext:value-type="string">
            <text:p>SFIA – Domain</text:p>
          </table:table-cell>
          <table:table-cell table:style-name="ce143" office:value-type="string" calcext:value-type="string">
            <text:p>SFIA – Maturity</text:p>
          </table:table-cell>
          <table:table-cell table:number-columns-repeated="2"/>
        </table:table-row>
        <table:table-row table:style-name="ro31">
          <table:table-cell/>
          <table:table-cell table:style-name="ce14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3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3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3">
          <table:table-cell/>
          <table:table-cell table:style-name="ce14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7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8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9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0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Názov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Stav</text:p>
          </table:table-cell>
          <table:table-cell table:style-name="ce143" office:value-type="string" calcext:value-type="string">
            <text:p>Priorita</text:p>
          </table:table-cell>
          <table:table-cell table:style-name="ce143" office:value-type="string" calcext:value-type="string">
            <text:p>Popis</text:p>
          </table:table-cell>
          <table:table-cell table:style-name="ce143" office:value-type="string" calcext:value-type="string">
            <text:p>Pôvod/Kontext</text:p>
          </table:table-cell>
          <table:table-cell table:style-name="ce143" office:value-type="string" calcext:value-type="string">
            <text:p>Zaradenie do frameworku</text:p>
          </table:table-cell>
          <table:table-cell table:style-name="ce143" office:value-type="string" calcext:value-type="string">
            <text:p>Navrhované výstupy</text:p>
          </table:table-cell>
          <table:table-cell table:style-name="ce143" office:value-type="string" calcext:value-type="string">
            <text:p>Navrhované využitie</text:p>
          </table:table-cell>
          <table:table-cell table:style-name="ce143" office:value-type="string" calcext:value-type="string">
            <text:p>Súvisiace KNIFE</text:p>
          </table:table-cell>
          <table:table-cell table:style-name="ce143" office:value-type="string" calcext:value-type="string">
            <text:p>Status poznania</text:p>
          </table:table-cell>
          <table:table-cell table:style-name="ce143" office:value-type="string" calcext:value-type="string">
            <text:p>Navrhovaná forma spracovania</text:p>
          </table:table-cell>
          <table:table-cell table:style-name="ce143" office:value-type="string" calcext:value-type="string">
            <text:p>Ďalšie kroky</text:p>
          </table:table-cell>
        </table:table-row>
        <table:table-row table:style-name="ro34">
          <table:table-cell/>
          <table:covered-table-cell table:style-name="Default"/>
          <table:table-cell table:style-name="ce142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 style:data-style-name="N2" text:time-value="13:59:45.19975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5T15:29:13.419530000</dc:date>
    <meta:editing-duration>P6DT23H25M49S</meta:editing-duration>
    <meta:editing-cycles>41</meta:editing-cycles>
    <meta:document-statistic meta:table-count="7" meta:cell-count="1197" meta:object-count="0"/>
    <meta:user-defined meta:name=""/>
  </office:meta>
</office:document-meta>
</file>